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.25in" fo:margin-left="-0.075in" table:align="left" style:writing-mode="lr-tb"/>
    </style:style>
    <style:style style:name="Table1.A" style:family="table-column">
      <style:table-column-properties style:column-width="1.7in"/>
    </style:style>
    <style:style style:name="Table1.B" style:family="table-column">
      <style:table-column-properties style:column-width="5.5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8db3e2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5pt solid #8db3e2" fo:border-right="none" fo:border-top="none" fo:border-bottom="0.5pt solid #8db3e2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none" fo:border-right="none" fo:border-top="0.5pt solid #8db3e2" fo:border-bottom="0.5pt solid #8db3e2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8db3e2" fo:border-right="none" fo:border-top="0.5pt solid #8db3e2" fo:border-bottom="0.5pt solid #8db3e2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none" fo:border-right="none" fo:border-top="0.5pt solid #8db3e2" fo:border-bottom="none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8db3e2" fo:border-right="none" fo:border-top="0.5pt solid #8db3e2" fo:border-bottom="none" style:writing-mode="lr-tb"/>
    </style:style>
    <style:style style:name="P1" style:family="paragraph" style:parent-style-name="Standard">
      <style:paragraph-properties fo:text-align="center" style:justify-single-word="false" style:text-autospace="none"/>
      <style:text-properties fo:font-variant="small-caps" style:font-name="Cambria" fo:font-size="23pt" fo:letter-spacing="0.0138in" style:font-size-asian="23pt" style:font-name-complex="Cambria" style:font-size-complex="23pt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Cambria" fo:font-size="5pt" fo:letter-spacing="0.0138in" fo:font-weight="bold" style:font-size-asian="5pt" style:font-weight-asian="bold" style:font-name-complex="Cambria" style:font-size-complex="5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mbria" fo:font-size="9.5pt" fo:font-style="italic" fo:font-weight="bold" style:font-size-asian="9.5pt" style:font-style-asian="italic" style:font-weight-asian="bold" style:font-name-complex="Cambria" style:font-size-complex="9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mbria" fo:font-size="9.5pt" fo:font-style="italic" style:font-size-asian="9.5pt" style:font-style-asian="italic" style:font-name-complex="Cambria" style:font-size-complex="9.5pt"/>
    </style:style>
    <style:style style:name="P5" style:family="paragraph" style:parent-style-name="Standard">
      <style:paragraph-properties fo:text-align="justify" style:justify-single-word="false"/>
      <style:text-properties style:font-name="Cambria" fo:font-size="9.5pt" fo:font-style="italic" style:font-size-asian="9.5pt" style:font-style-asian="italic" style:font-name-complex="Cambria" style:font-size-complex="9.5pt"/>
    </style:style>
    <style:style style:name="P6" style:family="paragraph" style:parent-style-name="Standard">
      <style:paragraph-properties fo:text-align="end" style:justify-single-word="false"/>
      <style:text-properties style:font-name="Cambria" fo:font-size="9.5pt" fo:font-style="italic" style:font-size-asian="9.5pt" style:font-style-asian="italic" style:font-name-complex="Cambria" style:font-size-complex="9.5pt"/>
    </style:style>
    <style:style style:name="P7" style:family="paragraph" style:parent-style-name="Standard">
      <style:paragraph-properties fo:text-align="justify" style:justify-single-word="false"/>
      <style:text-properties style:font-name="Cambria" fo:font-size="9.5pt" style:font-size-asian="9.5pt" style:font-name-complex="Cambria" style:font-size-complex="9.5pt"/>
    </style:style>
    <style:style style:name="P8" style:family="paragraph" style:parent-style-name="Standard">
      <style:paragraph-properties fo:text-align="justify" style:justify-single-word="false"/>
      <style:text-properties style:font-name="Cambria" fo:font-size="9.5pt" fo:font-weight="bold" style:font-size-asian="9.5pt" style:font-weight-asian="bold" style:font-name-complex="Cambria" style:font-size-complex="9.5pt"/>
    </style:style>
    <style:style style:name="P9" style:family="paragraph" style:parent-style-name="Standard">
      <style:paragraph-properties fo:text-align="justify" style:justify-single-word="false"/>
      <style:text-properties style:font-name="Cambria" fo:font-size="3pt" style:font-size-asian="3pt" style:font-name-complex="Cambria" style:font-size-complex="3pt"/>
    </style:style>
    <style:style style:name="P10" style:family="paragraph" style:parent-style-name="Standard">
      <style:paragraph-properties fo:text-align="justify" style:justify-single-word="false"/>
      <style:text-properties style:font-name="Cambria" fo:font-size="3pt" fo:font-style="italic" style:font-size-asian="3pt" style:font-style-asian="italic" style:font-name-complex="Cambria" style:font-size-complex="3pt"/>
    </style:style>
    <style:style style:name="P11" style:family="paragraph" style:parent-style-name="Standard">
      <style:paragraph-properties fo:text-align="justify" style:justify-single-word="false"/>
      <style:text-properties style:font-name="Cambria" fo:font-size="4pt" fo:font-style="italic" style:font-size-asian="4pt" style:font-style-asian="italic" style:font-name-complex="Cambria" style:font-size-complex="4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16c9c"/>
    </style:style>
    <style:style style:name="P14" style:family="paragraph" style:parent-style-name="Standard">
      <style:paragraph-properties fo:text-align="justify" style:justify-single-word="false"/>
      <style:text-properties fo:text-transform="uppercase" style:font-name="Cambria" fo:font-size="9.5pt" fo:letter-spacing="0.0138in" fo:font-weight="bold" style:font-size-asian="9.5pt" style:font-weight-asian="bold" style:font-name-complex="Cambria" style:font-size-complex="9.5pt"/>
    </style:style>
    <style:style style:name="P15" style:family="paragraph" style:parent-style-name="Standard">
      <style:paragraph-properties fo:text-align="justify" style:justify-single-word="false"/>
      <style:text-properties fo:text-transform="uppercase" style:font-name="Cambria" fo:font-size="9.5pt" fo:letter-spacing="0.0138in" fo:font-weight="bold" officeooo:paragraph-rsid="00116c9c" style:font-size-asian="9.5pt" style:font-weight-asian="bold" style:font-name-complex="Cambria" style:font-size-complex="9.5pt"/>
    </style:style>
    <style:style style:name="P16" style:family="paragraph" style:parent-style-name="Standard">
      <style:paragraph-properties fo:text-align="justify" style:justify-single-word="false"/>
      <style:text-properties fo:text-transform="uppercase" style:font-name="Cambria" fo:font-size="3pt" fo:letter-spacing="0.0138in" fo:font-weight="bold" style:font-size-asian="3pt" style:font-weight-asian="bold" style:font-name-complex="Cambria" style:font-size-complex="3pt"/>
    </style:style>
    <style:style style:name="P17" style:family="paragraph" style:parent-style-name="Standard">
      <style:paragraph-properties fo:text-align="justify" style:justify-single-word="false"/>
      <style:text-properties fo:text-transform="uppercase" style:font-name="Cambria" fo:font-size="3pt" fo:letter-spacing="0.0138in" fo:font-style="italic" fo:font-weight="bold" style:font-size-asian="3pt" style:font-style-asian="italic" style:font-weight-asian="bold" style:font-name-complex="Cambria" style:font-size-complex="3pt"/>
    </style:style>
    <style:style style:name="P18" style:family="paragraph" style:parent-style-name="Standard">
      <style:paragraph-properties fo:text-align="justify" style:justify-single-word="false"/>
      <style:text-properties fo:text-transform="uppercase" style:font-name="Cambria" fo:font-size="5pt" fo:letter-spacing="0.0138in" fo:font-weight="bold" style:font-size-asian="5pt" style:font-weight-asian="bold" style:font-name-complex="Cambria" style:font-size-complex="5pt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52306" officeooo:paragraph-rsid="00152306" style:font-weight-asian="normal" style:font-weight-complex="normal"/>
    </style:style>
    <style:style style:name="P20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244061" style:shadow="none" style:text-autospace="none"/>
    </style:style>
    <style:style style:name="P2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 style:shadow="none"/>
      <style:text-properties style:font-name="Cambria" fo:font-size="3pt" style:font-size-asian="3pt" style:font-name-complex="Cambria" style:font-size-complex="3pt"/>
    </style:style>
    <style:style style:name="P2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 style:shadow="none"/>
    </style:style>
    <style:style style:name="P23" style:family="paragraph" style:parent-style-name="Standard">
      <style:paragraph-properties fo:text-align="justify" style:justify-single-word="false" fo:padding-left="0.0555in" fo:padding-right="0.0555in" fo:padding-top="0.0138in" fo:padding-bottom="0.0138in" fo:border-left="1.5pt solid #244061" fo:border-right="0.99pt solid #244061" fo:border-top="0.99pt solid #244061" fo:border-bottom="1.5pt solid #244061" style:shadow="none"/>
      <style:text-properties fo:text-transform="uppercase" style:font-name="Cambria" fo:font-size="9.5pt" fo:letter-spacing="0.0138in" fo:font-weight="bold" style:font-size-asian="9.5pt" style:font-weight-asian="bold" style:font-name-complex="Cambria" style:font-size-complex="9.5pt"/>
    </style:style>
    <style:style style:name="P24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51pt solid #244061" style:shadow="none">
        <style:tab-stops>
          <style:tab-stop style:position="7.1in" style:type="right"/>
        </style:tab-stops>
      </style:paragraph-properties>
    </style:style>
    <style:style style:name="P25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51pt solid #244061" style:shadow="none">
        <style:tab-stops>
          <style:tab-stop style:position="7.1in" style:type="right"/>
        </style:tab-stops>
      </style:paragraph-properties>
      <style:text-properties officeooo:paragraph-rsid="00116c9c"/>
    </style:style>
    <style:style style:name="P26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51pt solid #244061" style:shadow="none">
        <style:tab-stops>
          <style:tab-stop style:position="7.1in" style:type="right"/>
        </style:tab-stops>
      </style:paragraph-properties>
      <style:text-properties officeooo:paragraph-rsid="00137501"/>
    </style:style>
    <style:style style:name="P27" style:family="paragraph" style:parent-style-name="Standard">
      <loext:graphic-properties draw:fill="solid" draw:fill-color="#ffffff"/>
      <style:paragraph-properties fo:text-align="justify" style:justify-single-word="false" fo:background-color="#ffffff" fo:padding-left="0in" fo:padding-right="0in" fo:padding-top="0in" fo:padding-bottom="0.0138in" fo:border-left="none" fo:border-right="none" fo:border-top="none" fo:border-bottom="0.51pt solid #244061" style:shadow="none"/>
    </style:style>
    <style:style style:name="P28" style:family="paragraph" style:parent-style-name="Standard">
      <loext:graphic-properties draw:fill="solid" draw:fill-color="#ffffff"/>
      <style:paragraph-properties fo:text-align="justify" style:justify-single-word="false" fo:background-color="#ffffff" fo:padding-left="0in" fo:padding-right="0in" fo:padding-top="0in" fo:padding-bottom="0.0138in" fo:border-left="none" fo:border-right="none" fo:border-top="none" fo:border-bottom="0.51pt solid #244061" style:shadow="none"/>
      <style:text-properties officeooo:paragraph-rsid="0014b4bb"/>
    </style:style>
    <style:style style:name="P29" style:family="paragraph" style:parent-style-name="Standard">
      <loext:graphic-properties draw:fill="solid" draw:fill-color="#ffffff"/>
      <style:paragraph-properties fo:text-align="justify" style:justify-single-word="false" fo:background-color="#ffffff" fo:padding-left="0in" fo:padding-right="0in" fo:padding-top="0in" fo:padding-bottom="0.0138in" fo:border-left="none" fo:border-right="none" fo:border-top="none" fo:border-bottom="0.51pt solid #244061" style:shadow="none"/>
      <style:text-properties style:font-name="Cambria" fo:font-size="9.5pt" style:font-size-asian="9.5pt" style:font-name-complex="Cambria" style:font-size-complex="9.5pt"/>
    </style:style>
    <style:style style:name="P30" style:family="paragraph" style:parent-style-name="Standard">
      <loext:graphic-properties draw:fill="solid" draw:fill-color="#ffffff"/>
      <style:paragraph-properties fo:text-align="justify" style:justify-single-word="false" fo:background-color="#ffffff" fo:padding-left="0in" fo:padding-right="0in" fo:padding-top="0in" fo:padding-bottom="0.0138in" fo:border-left="none" fo:border-right="none" fo:border-top="none" fo:border-bottom="0.51pt solid #244061" style:shadow="none"/>
      <style:text-properties style:font-name="Cambria" fo:font-size="9.5pt" officeooo:paragraph-rsid="0014b4bb" style:font-size-asian="9.5pt" style:font-name-complex="Cambria" style:font-size-complex="9.5pt"/>
    </style:style>
    <style:style style:name="P31" style:family="paragraph" style:parent-style-name="Standard">
      <style:paragraph-properties fo:text-align="justify" style:justify-single-word="false" fo:break-before="page" fo:padding-left="0.0555in" fo:padding-right="0.0555in" fo:padding-top="0.0138in" fo:padding-bottom="0.0138in" fo:border-left="1.5pt solid #244061" fo:border-right="0.99pt solid #244061" fo:border-top="0.99pt solid #244061" fo:border-bottom="1.5pt solid #244061" style:shadow="none"/>
      <style:text-properties fo:text-transform="uppercase" style:font-name="Cambria" fo:font-size="9.5pt" fo:letter-spacing="0.0138in" fo:font-weight="bold" style:font-size-asian="9.5pt" style:font-weight-asian="bold" style:font-name-complex="Cambria" style:font-size-complex="9.5pt"/>
    </style:style>
    <style:style style:name="P32" style:family="paragraph" style:parent-style-name="Standard" style:list-style-name="WW8Num7">
      <style:text-properties style:font-name="Cambria" fo:font-size="9.5pt" style:font-size-asian="9.5pt" style:font-size-complex="9.5pt"/>
    </style:style>
    <style:style style:name="P33" style:family="paragraph" style:parent-style-name="Standard" style:list-style-name="WW8Num7">
      <style:paragraph-properties fo:text-align="justify" style:justify-single-word="false"/>
      <style:text-properties style:font-name="Cambria" fo:font-size="9.5pt" style:font-size-asian="9.5pt" style:font-name-complex="Cambria" style:font-size-complex="9.5pt"/>
    </style:style>
    <style:style style:name="P34" style:family="paragraph" style:parent-style-name="Standard" style:list-style-name="WW8Num6">
      <style:paragraph-properties fo:text-align="justify" style:justify-single-word="false"/>
      <style:text-properties style:font-name="Cambria" fo:font-size="9.5pt" style:font-size-asian="9.5pt" style:font-name-complex="Cambria" style:font-size-complex="9.5pt"/>
    </style:style>
    <style:style style:name="P35" style:family="paragraph" style:parent-style-name="Standard" style:list-style-name="WW8Num3">
      <style:paragraph-properties fo:text-align="justify" style:justify-single-word="false"/>
      <style:text-properties style:font-name="Cambria" fo:font-size="9.5pt" style:font-size-asian="9.5pt" style:font-name-complex="Cambria" style:font-size-complex="9.5pt"/>
    </style:style>
    <style:style style:name="P36" style:family="paragraph" style:parent-style-name="Standard" style:list-style-name="WW8Num5">
      <style:paragraph-properties fo:text-align="justify" style:justify-single-word="false"/>
      <style:text-properties style:font-name="Cambria" fo:font-size="9.5pt" style:font-size-asian="9.5pt" style:font-name-complex="Cambria" style:font-size-complex="9.5pt"/>
    </style:style>
    <style:style style:name="P37" style:family="paragraph" style:parent-style-name="Standard" style:list-style-name="WW8Num8">
      <style:paragraph-properties fo:text-align="justify" style:justify-single-word="false"/>
      <style:text-properties style:font-name="Cambria" fo:font-size="9.5pt" style:font-size-asian="9.5pt" style:font-name-complex="Cambria" style:font-size-complex="9.5pt"/>
    </style:style>
    <style:style style:name="P38" style:family="paragraph" style:parent-style-name="Standard" style:list-style-name="WW8Num7">
      <style:text-properties style:font-name="Cambria" fo:font-size="9.5pt" style:font-size-asian="9.5pt" style:font-name-complex="Cambria" style:font-size-complex="9.5pt"/>
    </style:style>
    <style:style style:name="P39" style:family="paragraph" style:parent-style-name="Standard" style:list-style-name="WW8Num2">
      <style:paragraph-properties fo:text-align="justify" style:justify-single-word="false"/>
      <style:text-properties style:font-name="Cambria" fo:font-size="9.5pt" fo:font-style="italic" style:font-size-asian="9.5pt" style:font-style-asian="italic" style:font-name-complex="Cambria" style:font-size-complex="9.5pt"/>
    </style:style>
    <style:style style:name="P40" style:family="paragraph" style:parent-style-name="Standard" style:list-style-name="WW8Num4">
      <style:paragraph-properties fo:text-align="justify" style:justify-single-word="false"/>
      <style:text-properties style:font-name="Cambria" fo:font-size="9.5pt" fo:font-style="italic" style:font-size-asian="9.5pt" style:font-style-asian="italic" style:font-name-complex="Cambria" style:font-size-complex="9.5pt"/>
    </style:style>
    <style:style style:name="P41" style:family="paragraph" style:parent-style-name="Standard" style:list-style-name="WW8Num4">
      <style:paragraph-properties fo:text-align="justify" style:justify-single-word="false"/>
      <style:text-properties style:font-name="Cambria" fo:font-size="9.5pt" fo:font-style="italic" officeooo:paragraph-rsid="00273a0b" style:font-size-asian="9.5pt" style:font-style-asian="italic" style:font-name-complex="Cambria" style:font-size-complex="9.5pt"/>
    </style:style>
    <style:style style:name="P42" style:family="paragraph" style:parent-style-name="Standard" style:list-style-name="WW8Num4">
      <style:paragraph-properties fo:text-align="justify" style:justify-single-word="false"/>
      <style:text-properties style:font-name="Cambria" fo:font-size="9.5pt" fo:font-style="italic" officeooo:rsid="00273a0b" officeooo:paragraph-rsid="00273a0b" style:font-size-asian="9.5pt" style:font-style-asian="italic" style:font-name-complex="Cambria" style:font-size-complex="9.5pt"/>
    </style:style>
    <style:style style:name="P43" style:family="paragraph" style:parent-style-name="Standard" style:list-style-name="WW8Num5">
      <style:paragraph-properties fo:text-align="justify" style:justify-single-word="false"/>
      <style:text-properties style:font-name="Cambria" fo:font-size="9.5pt" fo:font-style="normal" style:font-size-asian="9.5pt" style:font-style-asian="normal" style:font-name-complex="Cambria" style:font-size-complex="9.5pt" style:font-style-complex="normal"/>
    </style:style>
    <style:style style:name="P44" style:family="paragraph" style:parent-style-name="Standard" style:list-style-name="WW8Num7">
      <style:text-properties style:use-window-font-color="true" loext:opacity="0%" style:font-name="Cambria" fo:font-size="9.5pt" fo:language="en" fo:country="US" officeooo:rsid="0012c579" officeooo:paragraph-rsid="00261004" style:font-name-asian="Times New Roman" style:font-size-asian="9.5pt" style:language-asian="zh" style:country-asian="CN" style:font-name-complex="Times New Roman" style:font-size-complex="9.5pt" style:language-complex="ar" style:country-complex="SA"/>
    </style:style>
    <style:style style:name="P45" style:family="paragraph" style:parent-style-name="Standard" style:list-style-name="WW8Num7">
      <style:text-properties style:use-window-font-color="true" loext:opacity="0%" style:font-name="Cambria" fo:font-size="9.5pt" fo:language="en" fo:country="US" officeooo:rsid="0012c579" officeooo:paragraph-rsid="0012c579" style:font-name-asian="Times New Roman" style:font-size-asian="9.5pt" style:language-asian="zh" style:country-asian="CN" style:font-name-complex="Times New Roman" style:font-size-complex="9.5pt" style:language-complex="ar" style:country-complex="SA"/>
    </style:style>
    <style:style style:name="P46" style:family="paragraph" style:parent-style-name="Standard" style:list-style-name="WW8Num3">
      <style:paragraph-properties fo:text-align="justify" style:justify-single-word="false"/>
      <style:text-properties style:use-window-font-color="true" loext:opacity="0%" style:font-name="Cambria" fo:font-size="9.5pt" fo:language="en" fo:country="US" officeooo:rsid="001655fa" officeooo:paragraph-rsid="001655fa" style:font-name-asian="Times New Roman" style:font-size-asian="9.5pt" style:language-asian="zh" style:country-asian="CN" style:font-name-complex="Cambria" style:font-size-complex="9.5pt" style:language-complex="ar" style:country-complex="SA"/>
    </style:style>
    <style:style style:name="P47" style:family="paragraph" style:parent-style-name="Standard" style:list-style-name="WW8Num3">
      <style:paragraph-properties fo:text-align="justify" style:justify-single-word="false"/>
      <style:text-properties style:use-window-font-color="true" loext:opacity="0%" style:font-name="Cambria" fo:font-size="9.5pt" fo:language="en" fo:country="US" officeooo:rsid="0019f980" officeooo:paragraph-rsid="0019f980" style:font-name-asian="Times New Roman" style:font-size-asian="9.5pt" style:language-asian="zh" style:country-asian="CN" style:font-name-complex="Cambria" style:font-size-complex="9.5pt" style:language-complex="ar" style:country-complex="SA"/>
    </style:style>
    <style:style style:name="P48" style:family="paragraph" style:parent-style-name="Standard" style:list-style-name="WW8Num3">
      <style:paragraph-properties fo:text-align="justify" style:justify-single-word="false"/>
      <style:text-properties style:use-window-font-color="true" loext:opacity="0%" style:font-name="Cambria" fo:font-size="9.5pt" fo:language="en" fo:country="US" officeooo:rsid="001b2357" officeooo:paragraph-rsid="001b2357" style:font-name-asian="Times New Roman" style:font-size-asian="9.5pt" style:language-asian="zh" style:country-asian="CN" style:font-name-complex="Cambria" style:font-size-complex="9.5pt" style:language-complex="ar" style:country-complex="SA"/>
    </style:style>
    <style:style style:name="P49" style:family="paragraph" style:parent-style-name="Standard" style:list-style-name="WW8Num6">
      <style:paragraph-properties fo:text-align="justify" style:justify-single-word="false"/>
    </style:style>
    <style:style style:name="P50" style:family="paragraph" style:parent-style-name="Standard" style:master-page-name="Standard">
      <style:paragraph-properties fo:text-align="justify" style:justify-single-word="false" style:page-number="auto" fo:padding-left="0.0555in" fo:padding-right="0.0555in" fo:padding-top="0.0138in" fo:padding-bottom="0.0138in" fo:border-left="1.5pt solid #244061" fo:border-right="0.99pt solid #244061" fo:border-top="0.99pt solid #244061" fo:border-bottom="1.5pt solid #244061" style:shadow="none"/>
      <style:text-properties fo:text-transform="uppercase" style:font-name="Cambria" fo:font-size="9.5pt" fo:letter-spacing="0.0138in" fo:font-weight="bold" style:font-size-asian="9.5pt" style:font-weight-asian="bold" style:font-name-complex="Cambria" style:font-size-complex="9.5pt"/>
    </style:style>
    <style:style style:name="P51" style:family="paragraph" style:parent-style-name="Standard" style:list-style-name="WW8Num4">
      <style:paragraph-properties fo:margin-left="0.25in" fo:margin-right="0in" fo:text-align="justify" style:justify-single-word="false" fo:text-indent="-0.1252in" style:auto-text-indent="false"/>
      <style:text-properties style:font-name="Cambria" fo:font-size="9.5pt" fo:font-style="italic" style:font-size-asian="9.5pt" style:font-style-asian="italic" style:font-name-complex="Cambria" style:font-size-complex="9.5pt"/>
    </style:style>
    <style:style style:name="P52" style:family="paragraph" style:parent-style-name="Standard" style:list-style-name="WW8Num4">
      <style:paragraph-properties fo:margin-left="0.25in" fo:margin-right="0in" fo:text-align="justify" style:justify-single-word="false" fo:text-indent="-0.1252in" style:auto-text-indent="false"/>
      <style:text-properties style:font-name="Cambria" fo:font-size="9.5pt" fo:font-style="italic" officeooo:paragraph-rsid="00273a0b" style:font-size-asian="9.5pt" style:font-style-asian="italic" style:font-name-complex="Cambria" style:font-size-complex="9.5pt"/>
    </style:style>
    <style:style style:name="T1" style:family="text">
      <style:text-properties style:font-name="Wingdings" fo:font-size="9.5pt" fo:letter-spacing="0.0138in" style:font-name-asian="Wingdings" style:font-size-asian="9.5pt" style:font-name-complex="Wingdings" style:font-size-complex="9.5pt" style:font-weight-complex="bold"/>
    </style:style>
    <style:style style:name="T2" style:family="text">
      <style:text-properties style:font-name="Cambria" fo:font-size="9.5pt" fo:letter-spacing="0.0138in" style:font-name-asian="Cambria" style:font-size-asian="9.5pt" style:font-name-complex="Cambria" style:font-size-complex="9.5pt" style:font-weight-complex="bold"/>
    </style:style>
    <style:style style:name="T3" style:family="text">
      <style:text-properties style:font-name="Cambria" fo:font-size="9.5pt" fo:letter-spacing="0.0138in" style:font-size-asian="9.5pt" style:font-name-complex="Cambria" style:font-size-complex="9.5pt" style:font-weight-complex="bold"/>
    </style:style>
    <style:style style:name="T4" style:family="text">
      <style:text-properties style:font-name="Cambria" fo:font-size="9.5pt" fo:font-weight="bold" style:font-size-asian="9.5pt" style:font-weight-asian="bold" style:font-name-complex="Cambria" style:font-size-complex="9.5pt"/>
    </style:style>
    <style:style style:name="T5" style:family="text">
      <style:text-properties style:font-name="Cambria" fo:font-size="9.5pt" fo:font-weight="bold" style:font-size-asian="9.5pt" style:font-weight-asian="bold" style:font-name-complex="Cambria" style:font-size-complex="9.5pt" style:font-weight-complex="bold"/>
    </style:style>
    <style:style style:name="T6" style:family="text">
      <style:text-properties style:font-name="Cambria" fo:font-size="9.5pt" fo:font-weight="bold" officeooo:rsid="000ea388" style:font-size-asian="9.5pt" style:font-weight-asian="bold" style:font-name-complex="Cambria" style:font-size-complex="9.5pt"/>
    </style:style>
    <style:style style:name="T7" style:family="text">
      <style:text-properties style:font-name="Cambria" fo:font-size="9.5pt" fo:font-weight="bold" officeooo:rsid="000fbf4a" style:font-size-asian="9.5pt" style:font-weight-asian="bold" style:font-name-complex="Cambria" style:font-size-complex="9.5pt"/>
    </style:style>
    <style:style style:name="T8" style:family="text">
      <style:text-properties style:font-name="Cambria" fo:font-size="9.5pt" style:font-size-asian="9.5pt" style:font-name-complex="Cambria" style:font-size-complex="9.5pt"/>
    </style:style>
    <style:style style:name="T9" style:family="text">
      <style:text-properties style:font-name="Cambria" fo:font-size="9.5pt" officeooo:rsid="000fbf4a" style:font-size-asian="9.5pt" style:font-name-complex="Cambria" style:font-size-complex="9.5pt"/>
    </style:style>
    <style:style style:name="T10" style:family="text">
      <style:text-properties style:font-name="Cambria" fo:font-size="9.5pt" officeooo:rsid="000fe6a2" style:font-size-asian="9.5pt" style:font-name-complex="Cambria" style:font-size-complex="9.5pt"/>
    </style:style>
    <style:style style:name="T11" style:family="text">
      <style:text-properties style:font-name="Cambria" fo:font-size="9.5pt" fo:font-style="italic" fo:font-weight="bold" style:font-size-asian="9.5pt" style:font-style-asian="italic" style:font-weight-asian="bold" style:font-name-complex="Cambria" style:font-size-complex="9.5pt"/>
    </style:style>
    <style:style style:name="T12" style:family="text">
      <style:text-properties style:font-name="Cambria" fo:font-size="9.5pt" fo:font-style="italic" fo:font-weight="bold" style:font-size-asian="9.5pt" style:font-style-asian="italic" style:font-weight-asian="bold" style:font-name-complex="Cambria" style:font-size-complex="9.5pt" style:font-weight-complex="bold"/>
    </style:style>
    <style:style style:name="T13" style:family="text">
      <style:text-properties style:font-name="Cambria" fo:font-size="9.5pt" style:font-name-asian="Cambria" style:font-size-asian="9.5pt" style:font-name-complex="Cambria" style:font-size-complex="9.5pt"/>
    </style:style>
    <style:style style:name="T14" style:family="text">
      <style:text-properties style:font-name="Cambria" fo:font-size="9pt" style:font-name-asian="Cambria" style:font-size-asian="9pt" style:font-name-complex="Cambria" style:font-size-complex="9pt"/>
    </style:style>
    <style:style style:name="T15" style:family="text">
      <style:text-properties style:font-name="Cambria" fo:font-size="9pt" style:font-size-asian="9pt" style:font-name-complex="Cambria" style:font-size-complex="9pt"/>
    </style:style>
    <style:style style:name="T16" style:family="text">
      <style:text-properties fo:font-size="9pt" style:font-size-asian="9pt" style:font-name-complex="Cambria" style:font-size-complex="9pt"/>
    </style:style>
    <style:style style:name="T17" style:family="text">
      <style:text-properties fo:color="#808080" loext:opacity="100%" style:font-name="Cambria" fo:font-size="9pt" fo:letter-spacing="0.0417in" style:font-size-asian="9pt" style:font-name-complex="Cambria" style:font-size-complex="9pt"/>
    </style:style>
    <style:style style:name="T18" style:family="text">
      <style:text-properties style:use-window-font-color="true" loext:opacity="0%" style:font-name="Cambria" fo:font-size="9.5pt" fo:language="en" fo:country="US" fo:font-weight="bold" officeooo:rsid="000ea388" style:font-name-asian="Times New Roman" style:font-size-asian="9.5pt" style:language-asian="zh" style:country-asian="CN" style:font-weight-asian="bold" style:font-name-complex="Cambria" style:font-size-complex="9.5pt" style:language-complex="ar" style:country-complex="SA"/>
    </style:style>
    <style:style style:name="T19" style:family="text">
      <style:text-properties style:use-window-font-color="true" loext:opacity="0%" style:font-name="Cambria" fo:font-size="9.5pt" fo:language="en" fo:country="US" fo:font-weight="bold" officeooo:rsid="0014b4bb" style:font-name-asian="Times New Roman" style:font-size-asian="9.5pt" style:language-asian="zh" style:country-asian="CN" style:font-weight-asian="bold" style:font-name-complex="Cambria" style:font-size-complex="9.5pt" style:language-complex="ar" style:country-complex="SA"/>
    </style:style>
    <style:style style:name="T20" style:family="text">
      <style:text-properties style:use-window-font-color="true" loext:opacity="0%" style:font-name="Cambria" fo:font-size="9.5pt" fo:language="en" fo:country="US" fo:font-style="italic" fo:font-weight="bold" officeooo:rsid="000ea388" style:font-name-asian="Times New Roman" style:font-size-asian="9.5pt" style:language-asian="zh" style:country-asian="CN" style:font-style-asian="italic" style:font-weight-asian="bold" style:font-name-complex="Cambria" style:font-size-complex="9.5pt" style:language-complex="ar" style:country-complex="SA" style:font-weight-complex="bold"/>
    </style:style>
    <style:style style:name="T21" style:family="text">
      <style:text-properties style:use-window-font-color="true" loext:opacity="0%" style:font-name="Cambria" fo:font-size="9.5pt" fo:language="en" fo:country="US" officeooo:rsid="000fbf4a" style:font-name-asian="Times New Roman" style:font-size-asian="9.5pt" style:language-asian="zh" style:country-asian="CN" style:font-name-complex="Cambria" style:font-size-complex="9.5pt" style:language-complex="ar" style:country-complex="SA"/>
    </style:style>
    <style:style style:name="T22" style:family="text">
      <style:text-properties style:use-window-font-color="true" loext:opacity="0%" style:font-name="Cambria" fo:font-size="9.5pt" fo:language="en" fo:country="US" officeooo:rsid="00116c9c" style:font-name-asian="Times New Roman" style:font-size-asian="9.5pt" style:language-asian="zh" style:country-asian="CN" style:font-name-complex="Cambria" style:font-size-complex="9.5pt" style:language-complex="ar" style:country-complex="SA"/>
    </style:style>
    <style:style style:name="T23" style:family="text">
      <style:text-properties style:use-window-font-color="true" loext:opacity="0%" style:font-name="Cambria" fo:font-size="9.5pt" fo:language="en" fo:country="US" officeooo:rsid="00137501" style:font-name-asian="Times New Roman" style:font-size-asian="9.5pt" style:language-asian="zh" style:country-asian="CN" style:font-name-complex="Cambria" style:font-size-complex="9.5pt" style:language-complex="ar" style:country-complex="SA"/>
    </style:style>
    <style:style style:name="T24" style:family="text">
      <style:text-properties style:use-window-font-color="true" loext:opacity="0%" style:font-name="Cambria" fo:font-size="9.5pt" fo:language="en" fo:country="US" fo:font-weight="normal" officeooo:rsid="0014b4bb" style:font-name-asian="Times New Roman" style:font-size-asian="9.5pt" style:language-asian="zh" style:country-asian="CN" style:font-weight-asian="normal" style:font-name-complex="Cambria" style:font-size-complex="9.5pt" style:language-complex="ar" style:country-complex="SA" style:font-weight-complex="normal"/>
    </style:style>
    <style:style style:name="T25" style:family="text">
      <style:text-properties style:use-window-font-color="true" loext:opacity="0%" fo:language="en" fo:country="US" officeooo:rsid="0014b4bb" style:font-name-asian="Times New Roman" style:language-asian="zh" style:country-asian="CN" style:language-complex="ar" style:country-complex="SA"/>
    </style:style>
    <style:style style:name="T26" style:family="text">
      <style:text-properties style:use-window-font-color="true" loext:opacity="0%" fo:language="en" fo:country="US" officeooo:rsid="00152306" style:font-name-asian="Times New Roman" style:language-asian="zh" style:country-asian="CN" style:language-complex="ar" style:country-complex="SA"/>
    </style:style>
    <style:style style:name="T27" style:family="text">
      <style:text-properties style:use-window-font-color="true" loext:opacity="0%" fo:language="en" fo:country="US" officeooo:rsid="00267682" style:font-name-asian="Times New Roman" style:language-asian="zh" style:country-asian="CN" style:language-complex="ar" style:country-complex="SA"/>
    </style:style>
    <style:style style:name="T28" style:family="text">
      <style:text-properties style:use-window-font-color="true" loext:opacity="0%" fo:language="en" fo:country="US" officeooo:rsid="00273a0b" style:font-name-asian="Times New Roman" style:language-asian="zh" style:country-asian="CN" style:language-complex="ar" style:country-complex="SA"/>
    </style:style>
    <style:style style:name="T29" style:family="text">
      <style:text-properties fo:text-transform="uppercase" style:font-name="Cambria" fo:font-size="3pt" fo:letter-spacing="0.0138in" style:font-size-asian="3pt" style:font-name-complex="Cambria" style:font-size-complex="3pt"/>
    </style:style>
    <style:style style:name="T30" style:family="text">
      <style:text-properties fo:text-transform="uppercase" style:font-name="Cambria" fo:font-size="3pt" fo:letter-spacing="0.0138in" officeooo:rsid="00153a6e" style:font-size-asian="3pt" style:font-name-complex="Cambria" style:font-size-complex="3pt"/>
    </style:style>
    <style:style style:name="T31" style:family="text">
      <style:text-properties officeooo:rsid="0010eb1d"/>
    </style:style>
    <style:style style:name="T32" style:family="text">
      <style:text-properties officeooo:rsid="00152306"/>
    </style:style>
    <style:style style:name="T33" style:family="text">
      <style:text-properties officeooo:rsid="00199f61"/>
    </style:style>
    <style:style style:name="T34" style:family="text">
      <style:text-properties officeooo:rsid="0019f980"/>
    </style:style>
    <style:style style:name="T35" style:family="text">
      <style:text-properties officeooo:rsid="001ad92a"/>
    </style:style>
    <style:style style:name="T36" style:family="text">
      <style:text-properties officeooo:rsid="001bb003"/>
    </style:style>
    <style:style style:name="T37" style:family="text">
      <style:text-properties officeooo:rsid="001d8ef7"/>
    </style:style>
    <style:style style:name="T38" style:family="text">
      <style:text-properties officeooo:rsid="001e47b1"/>
    </style:style>
    <style:style style:name="T39" style:family="text">
      <style:text-properties officeooo:rsid="0021fb2e"/>
    </style:style>
    <style:style style:name="T40" style:family="text">
      <style:text-properties officeooo:rsid="00267682"/>
    </style:style>
    <style:style style:name="T41" style:family="text">
      <style:text-properties officeooo:rsid="00273a0b"/>
    </style:style>
    <style:style style:name="Sect1" style:family="section">
      <style:section-properties style:writing-mode="lr-tb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Qualifications Profile</text:p>
      <text:p text:style-name="P14"/>
      <text:p text:style-name="P12"><text:span text:style-name="T5">Innovative, performance-focused, and highly analytical professional, offering broad range of experience in </text:span><text:span text:style-name="T4">software engineering, </text:span><text:span text:style-name="T18">embedded</text:span><text:span text:style-name="T4"> development, 3D graphics, and physic</text:span><text:span text:style-name="T7">s</text:span><text:span text:style-name="T4"> </text:span><text:span text:style-name="T6">simulation</text:span><text:span text:style-name="T4">. </text:span><text:span text:style-name="T8">Equipped</text:span><text:span text:style-name="T4"> </text:span><text:span text:style-name="T8">with solid expertise in </text:span><text:span text:style-name="T21">software design</text:span><text:span text:style-name="T8">, </text:span><text:span text:style-name="T23">full stack</text:span><text:span text:style-name="T10"> </text:span><text:span text:style-name="T9">development, </text:span><text:span text:style-name="T8">shaders, tools, hardware drivers </text:span><text:span text:style-name="T10">and database</text:span><text:span text:style-name="T8">. Skilled in creative and visual arts, audio/video technology </text:span><text:span text:style-name="T10">and</text:span><text:span text:style-name="T8"> modeling. Articulate communicator with well-honed interpersonal skills essential in collaborating and building relationship with various individuals. </text:span><text:span text:style-name="T20">Previously</text:span><text:span text:style-name="T12"> h</text:span><text:span text:style-name="T20">e</text:span><text:span text:style-name="T12">ld Security Clearance.</text:span></text:p>
      <text:p text:style-name="P3"/>
      <text:p text:style-name="P23">Core Competencies</text:p>
      <text:p text:style-name="P14"/>
      <text:p text:style-name="P4">Linux System Development ~ Data and Application Architecture ~ Rapid Problem Resolution</text:p>
      <text:p text:style-name="P4">Strategic Planning and Implementation ~ System Management and Maintenance ~ Patterns and Connections Identification</text:p>
      <text:p text:style-name="P5"/>
      <text:p text:style-name="P23">Professional Experience</text:p>
      <text:p text:style-name="P14"/>
      <text:p text:style-name="P13"><text:span text:style-name="T22">Smart Start Inc</text:span><text:span text:style-name="T8">, </text:span><text:span text:style-name="T22">Dallas</text:span><text:span text:style-name="T8">, TX</text:span></text:p>
      <text:p text:style-name="P25"><text:span text:style-name="T11">Software Engineer</text:span><text:span text:style-name="T8"><text:tab/></text:span><text:span text:style-name="T22">May</text:span><text:span text:style-name="T8"> 201</text:span><text:span text:style-name="T22">8</text:span><text:span text:style-name="T8"> – </text:span><text:span text:style-name="T22">Current</text:span></text:p>
      <text:list xml:id="list13778544" text:style-name="WW8Num7">
        <text:list-item>
          <text:p text:style-name="P44">Developed web based tools.</text:p>
        </text:list-item>
        <text:list-item>
          <text:p text:style-name="P45">Firmware development on Rtos and embedded Linux</text:p>
        </text:list-item>
        <text:list-item>
          <text:p text:style-name="P45">Developed C++/Python related tools</text:p>
        </text:list-item>
        <text:list-item>
          <text:p text:style-name="P32">Design and implement a custon build server</text:p>
        </text:list-item>
      </text:list>
      <text:p text:style-name="P15"/>
      <text:p text:style-name="P7">Lockheed Martin, Grand Prairie, TX</text:p>
      <text:p text:style-name="P24"><text:span text:style-name="T11">Contract Software Engineer</text:span><text:span text:style-name="T8"><text:tab/>October 2016 – April 2018</text:span></text:p>
      <text:list xml:id="list180832737024727" text:continue-numbering="true" text:style-name="WW8Num7">
        <text:list-item>
          <text:p text:style-name="P33">Create and debug geospatial features for propitiatory code base in C++, C#, and CLI.</text:p>
        </text:list-item>
        <text:list-item>
          <text:p text:style-name="P33">Perform research and development of new features for next generation of geospatial software</text:p>
        </text:list-item>
        <text:list-item>
          <text:p text:style-name="P38">Write and debug code base in Java, JavaScript, AngularJS, NodeJS, and HTML for web front-end and server back-end for battery storage</text:p>
        </text:list-item>
        <text:list-item>
          <text:p text:style-name="P33">Extended REST API by adding new features to the server back-end</text:p>
        </text:list-item>
      </text:list>
      <text:p text:style-name="P7"/>
      <text:p text:style-name="P7">Eagle Design Studios, Fort Worth, TX</text:p>
      <text:p text:style-name="P26"><text:span text:style-name="T11">Contract Software Engineer<text:tab/></text:span><text:span text:style-name="T8">May </text:span><text:span text:style-name="T23">2016 –</text:span><text:span text:style-name="T8"> August 2016</text:span></text:p>
      <text:list xml:id="list2325943502" text:style-name="WW8Num6">
        <text:list-item>
          <text:p text:style-name="P34">Debugged current titles and developed new titles in Unity3D, C# and .net</text:p>
        </text:list-item>
        <text:list-item>
          <text:p text:style-name="P34">Redesigned game platform and rendered strategic guidance in modernizing and debugging current game titles</text:p>
        </text:list-item>
        <text:list-item>
          <text:p text:style-name="P34">Improved usability and resolved field-related problems by rewriting bill acceptor drivers in C++, C#, and .NET</text:p>
        </text:list-item>
        <text:list-item>
          <text:p text:style-name="P34">Implemented cutting-edge game designs to be applied on redesigned game platform</text:p>
        </text:list-item>
        <text:list-item>
          <text:p text:style-name="P34">Provided key insights in modernizing and debugging current game titles</text:p>
        </text:list-item>
      </text:list>
      <text:p text:style-name="P7"/>
      <text:p text:style-name="P7">Scientific Games (Formerly WMS Gaming), Chicago, IL</text:p>
      <text:p text:style-name="P24"><text:span text:style-name="T11">Principal Level II Software Engineer<text:tab/></text:span><text:span text:style-name="T8">March 1998 – February 2016</text:span></text:p>
      <text:list xml:id="list180831848422684" text:continue-numbering="true" text:style-name="WW8Num6">
        <text:list-item>
          <text:p text:style-name="P34">Created shaders that produced enhanced visual effects and minimized required art assets</text:p>
        </text:list-item>
        <text:list-item>
          <text:p text:style-name="P34">Developed physics simulation tool for record and playback of specific outcomes as animations</text:p>
        </text:list-item>
        <text:list-item>
          <text:p text:style-name="P49"><text:span text:style-name="T8">Embedded software development on a 8, 16, 32 &amp; 64 bit chip in C, C++ and assembly to deploy on </text:span><text:bookmark-start text:name="__DdeLink__7_1195700669"/><text:span text:style-name="T8">a proprietary</text:span><text:bookmark-end text:name="__DdeLink__7_1195700669"/><text:span text:style-name="T8"> and Linux OS</text:span></text:p>
        </text:list-item>
        <text:list-item>
          <text:p text:style-name="P34">Improved visual appeal, boosted productivity, and strengthened edge against competitors by developing custom tools and featurettes which can be used by other game developers to easily adopt common features for a specific product brand</text:p>
        </text:list-item>
        <text:list-item>
          <text:p text:style-name="P34">Enhanced developer productivity and visual appeal of the final product through the implementation of a 2D animation engine for an embedded platform</text:p>
        </text:list-item>
        <text:list-item>
          <text:p text:style-name="P34">Designed games and featurettes on a proprietary, Linux and Unity3D platforms in C, C++, Assembly, C#, Python, Lua, Perl, Bash Scripts, and .Net</text:p>
        </text:list-item>
        <text:list-item>
          <text:p text:style-name="P34">Demonstrated expertise in developing more than 20 top-seller games, as well as these well-known titles in the industry:</text:p>
        </text:list-item>
      </text:list>
      <text:list xml:id="list3410446121" text:style-name="WW8Num2">
        <text:list-item>
          <text:list>
            <text:list-item>
              <text:p text:style-name="P39">Reel of Riches progressive game and featurette;</text:p>
            </text:list-item>
            <text:list-item>
              <text:p text:style-name="P39">Lord of the Rings bonuses and featurettes;</text:p>
            </text:list-item>
            <text:list-item>
              <text:p text:style-name="P39">Star Trek games;</text:p>
            </text:list-item>
            <text:list-item>
              <text:p text:style-name="P39">Price is Right–Any Number– game with three independent reel groups;</text:p>
            </text:list-item>
            <text:list-item>
              <text:p text:style-name="P39">Monopoly Party Train game;</text:p>
            </text:list-item>
            <text:list-item>
              <text:p text:style-name="P39">Highly-animated Lucky Meerkats game</text:p>
            </text:list-item>
          </text:list>
        </text:list-item>
      </text:list>
      <text:p text:style-name="P31">Projects Handled</text:p>
      <text:p text:style-name="P16"/>
      <text:p text:style-name="P28"><text:span text:style-name="T8">Project Name: </text:span><text:span text:style-name="T19">DIIRT </text:span><text:span text:style-name="T24">(Desktop Ignition Interlock Regression Tester)</text:span></text:p>
      <text:p text:style-name="P30">Role: Software Engineer / <text:span text:style-name="T34">Full stack</text:span></text:p>
      <text:p text:style-name="P30">Software Used: C++, <text:span text:style-name="T25">Python, </text:span><text:span text:style-name="T26">Rest API, Database</text:span></text:p>
      <text:p text:style-name="P30">Objective: <text:span text:style-name="T32">Debug, </text:span><text:span text:style-name="T26">Extend and add features</text:span></text:p>
      <text:list xml:id="list2951060005" text:style-name="WW8Num3">
        <text:list-item>
          <text:p text:style-name="P46">Continue development on software that controls custom device for testing interlock firmware</text:p>
        </text:list-item>
        <text:list-item>
          <text:p text:style-name="P46">Full stack development on web related tools for capturing and analizing test data saved to database</text:p>
        </text:list-item>
        <text:list-item>
          <text:p text:style-name="P47">Add firmware support for binary patching</text:p>
        </text:list-item>
        <text:list-item>
          <text:p text:style-name="P48">Embedded Linux development <text:span text:style-name="T36">with </text:span><text:span text:style-name="T37">Bitbake Yo</text:span><text:span text:style-name="T39">c</text:span><text:span text:style-name="T37">to for Nordic processors</text:span></text:p>
        </text:list-item>
      </text:list>
      <text:p text:style-name="P19"><text:span text:style-name="T29"><text:s text:c="2"/></text:span><text:span text:style-name="T30"><text:s/></text:span></text:p>
      <text:p text:style-name="P27"><text:span text:style-name="T8">Project Name: </text:span><text:span text:style-name="T4">TopScene Project</text:span></text:p>
      <text:p text:style-name="P29">Role: Contract Software Engineer</text:p>
      <text:p text:style-name="P29">Software Used: C++, C#, and CLI</text:p>
      <text:p text:style-name="P29">Objective: Modernization of geospatial software through osgEarth implementation</text:p>
      <text:list xml:id="list180832751401584" text:continue-numbering="true" text:style-name="WW8Num3">
        <text:list-item>
          <text:p text:style-name="P35">Devised bug fixes and added customer-required features to the propitiatory geospatial software, including integration of osgEarth to eliminate the legacy ROAM implementation</text:p>
        </text:list-item>
        <text:list-item>
          <text:p text:style-name="P35">Redeveloped legacy shaders to be used in osgEarth’s shader composition format, which involved utilization of legacy code to calculate the data passing in the shader</text:p>
        </text:list-item>
        <text:list-item>
          <text:p text:style-name="P35">Drafted code to load environmental objects (trees, building, and vehicles) from a SQLite database to be positioned on osgEarth execution to take full advantage of installed base of graphical assets</text:p>
        </text:list-item>
      </text:list>
      <text:p text:style-name="P9"/>
      <text:p text:style-name="P27"><text:span text:style-name="T8">Project Name:</text:span><text:span text:style-name="T4"> Energy Storage Project</text:span></text:p>
      <text:p text:style-name="P29">Role: Contract Software Engineer</text:p>
      <text:p text:style-name="P29">Software Used: Java, JavaScript, Scala, HTML, and AngularJS.</text:p>
      <text:p text:style-name="P29">Objective: Designing of new features and hardware drivers</text:p>
      <text:list xml:id="list1278662232" text:style-name="WW8Num5">
        <text:list-item>
          <text:p text:style-name="P36">Initiated efforts in meeting and surpassing scrum points and deadlines by efficiently debugging Java, JavaScript, and HTML code</text:p>
        </text:list-item>
        <text:list-item>
          <text:p text:style-name="P43">Conceptualized and created a custom Linux platform to change the current Window-based platform to be used as their web server, thus saving money for each installed base and enabling more flexibility <text:span text:style-name="T35">and </text:span>custom features</text:p>
        </text:list-item>
        <text:list-item>
          <text:p text:style-name="P43">Deployed dynamic web configuration page that enabled easy customization of installed base through web interface, thus simplifying its maintenance</text:p>
        </text:list-item>
      </text:list>
      <text:p text:style-name="P10"/>
      <text:p text:style-name="P12"><text:span text:style-name="T8">Project Name: </text:span><text:span text:style-name="T4">Game Development Projects</text:span></text:p>
      <text:p text:style-name="P29">Role: Principle Level II Software Engineer for WMS Gaming</text:p>
      <text:p text:style-name="P29">Software Used: C, C++, C#, Assembly, .NET, Python, Lua, Perl, Bash Scripts, and Unity3D</text:p>
      <text:p text:style-name="P29">Objective: Creation of games with an engaging experience and develop tools to enhance productivity</text:p>
      <text:list xml:id="list3382230735" text:style-name="WW8Num8">
        <text:list-item>
          <text:p text:style-name="P37">Developed physics simulation tool for recording and saving outcomes as key frames on later playback to provide the illusion of random movement to control final outcome</text:p>
        </text:list-item>
        <text:list-item>
          <text:p text:style-name="P37">Implemented a software rendering 3D engine on an embedded, 16-bit proprietary OS</text:p>
        </text:list-item>
        <text:list-item>
          <text:p text:style-name="P37">Conceptualized new architecture for multiple reel groups to be played in a single game which enabled new games to easily deploy this feature</text:p>
        </text:list-item>
        <text:list-item>
          <text:p text:style-name="P37">Displayed proficiency in developing over 20 unique game titles, 5 featurettes, and a multitude of developer tools</text:p>
        </text:list-item>
      </text:list>
      <text:p text:style-name="P17"/>
      <text:p text:style-name="P23">Education</text:p>
      <text:p text:style-name="P16"/>
      <text:p text:style-name="P12"><text:span text:style-name="T4">Coursework in Liberal Arts</text:span><text:span text:style-name="T8">, Triton College, River Grove IL</text:span></text:p>
      <text:p text:style-name="P9"/>
      <text:p text:style-name="P23">Professional Development</text:p>
      <text:p text:style-name="P16"/>
      <text:p text:style-name="P7">Agile and Unity3D Training Courses</text:p>
      <text:p text:style-name="P9"/>
      <text:p text:style-name="P23">Activities</text:p>
      <text:p text:style-name="P16"/>
      <text:p text:style-name="P8">Game Engine Development</text:p>
      <text:section text:style-name="Sect1" text:name="Section1">
        <text:list xml:id="list2527625671" text:style-name="WW8Num4">
          <text:list-item>
            <text:p text:style-name="P42">Vulkan Game Engine in C++</text:p>
          </text:list-item>
          <text:list-item>
            <text:p text:style-name="P42">WebGL Game Engine in Javascript</text:p>
          </text:list-item>
          <text:list-item>
            <text:p text:style-name="P40">DirectX Game Engine in C++</text:p>
          </text:list-item>
          <text:list-item>
            <text:p text:style-name="P40">OpenGL Game Engine in C++</text:p>
          </text:list-item>
          <text:list-item>
            <text:p text:style-name="P41"><text:span text:style-name="T41">Vulkan, </text:span>OpenGL <text:span text:style-name="T28">&amp;</text:span> DirectX shaders</text:p>
          </text:list-item>
          <text:list-item>
            <text:p text:style-name="P40">Android Development in NDK/C++ and Java</text:p>
          </text:list-item>
          <text:list-item>
            <text:p text:style-name="P40">Software Rendering Engine in C++/Assembly</text:p>
          </text:list-item>
          <text:list-item>
            <text:p text:style-name="P40">Wrote a physics engine in C++</text:p>
          </text:list-item>
          <text:list-item>
            <text:p text:style-name="P41">Wrote a particle engine in C++</text:p>
          </text:list-item>
          <text:list-item>
            <text:p text:style-name="P52">Integrated Box2D for 2D game physics</text:p>
          </text:list-item>
          <text:list-item>
            <text:p text:style-name="P51">Integrated Bullet3D game physics</text:p>
          </text:list-item>
          <text:list-item>
            <text:p text:style-name="P51">AngelScript for Game Element Scripting</text:p>
          </text:list-item>
          <text:list-item>
            <text:p text:style-name="P51">Written Client and Server Socket Code</text:p>
          </text:list-item>
          <text:list-item>
            <text:p text:style-name="P51">Shadow Mapping to DirectX 3D Engine</text:p>
          </text:list-item>
          <text:list-item>
            <text:p text:style-name="P51">Custom Scripting Engine for animation and motion</text:p>
          </text:list-item>
          <text:list-item>
            <text:p text:style-name="P51">Post-processing Shader to blur and color drain the screen</text:p>
          </text:list-item>
          <text:list-item>
            <text:p text:style-name="P51">Gimp Plug-in to create Sprite Sheets in Python</text:p>
          </text:list-item>
          <text:list-item>
            <text:p text:style-name="P51">Used Unity3D to create a game demo for the OUYA console</text:p>
          </text:list-item>
        </text:list>
      </text:section>
      <text:section text:style-name="Sect2" text:name="Section2">
        <text:p text:style-name="P11"/>
        <text:p text:style-name="P11"/>
        <text:p text:style-name="P11"/>
        <text:p text:style-name="P11"/>
        <text:p text:style-name="P11"><text:soft-page-break/></text:p>
        <text:p text:style-name="P11"/>
        <text:p text:style-name="P23">Technical acumen</text:p>
        <text:p text:style-name="P18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6">Languages</text:p>
            </table:table-cell>
            <table:table-cell table:style-name="Table1.B1" office:value-type="string">
              <text:p text:style-name="P7">C++ (03, 11, 14, 17 <text:span text:style-name="T31">&amp; 20</text:span>) | C (99 &amp; 11) | Assembly | Python | Java Script</text:p>
              <text:p text:style-name="P12"><text:span text:style-name="T13"><text:s/></text:span><text:span text:style-name="T8">| C# | Java | Lua | CLI | Perl | Bash Scripts</text:span></text:p>
            </table:table-cell>
          </table:table-row>
          <table:table-row table:style-name="Table1.1">
            <table:table-cell table:style-name="Table1.A2" office:value-type="string">
              <text:p text:style-name="P6">Development Environment</text:p>
            </table:table-cell>
            <table:table-cell table:style-name="Table1.B2" office:value-type="string">
              <text:p text:style-name="P7">Microsoft Visual Studio <text:span text:style-name="T31">| VS Code </text:span>| MatLab | Unity3D | <text:span text:style-name="T40">J</text:span><text:span text:style-name="T27">enkins</text:span></text:p>
            </table:table-cell>
          </table:table-row>
          <table:table-row table:style-name="Table1.1">
            <table:table-cell table:style-name="Table1.A2" office:value-type="string">
              <text:p text:style-name="P6">Version Control Systems</text:p>
            </table:table-cell>
            <table:table-cell table:style-name="Table1.B2" office:value-type="string">
              <text:p text:style-name="P7">CVS | SVN | Git | Perforce | Microsoft Team Foundation Server</text:p>
            </table:table-cell>
          </table:table-row>
          <table:table-row table:style-name="Table1.1">
            <table:table-cell table:style-name="Table1.A2" office:value-type="string">
              <text:p text:style-name="P6">Project Methodology</text:p>
            </table:table-cell>
            <table:table-cell table:style-name="Table1.B2" office:value-type="string">
              <text:p text:style-name="P7">Agile</text:p>
            </table:table-cell>
          </table:table-row>
          <table:table-row table:style-name="Table1.1">
            <table:table-cell table:style-name="Table1.A5" office:value-type="string">
              <text:p text:style-name="P6">Libraries</text:p>
            </table:table-cell>
            <table:table-cell table:style-name="Table1.B5" office:value-type="string">
              <text:p text:style-name="P7"><text:span text:style-name="T31">Vulkan | </text:span>DirectX | OpenGL | STL | Boost <text:span text:style-name="T33">| Flask | pyqt | pysvn | XlsxWriter</text:span> | SDL2 | AngelScript | Box2D | Bullet Physics | xACT | QT <text:span text:style-name="T38">| </text:span>AngularJS | Node.js | .NET | Java Framework | OSG | osgEarth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Medium_20_Grid_20_1_20_-_20_Accent_20_21" style:display-name="Medium Grid 1 - Accent 21" style:family="paragraph" style:parent-style-name="Standard">
      <style:paragraph-properties fo:margin-left="0.5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orphans="0" fo:widows="0" style:border-line-width-bottom="0.0035in 0.0035in 0.0035in" fo:padding="0in" fo:border-left="none" fo:border-right="none" fo:border-top="none" fo:border-bottom="0.74pt double #808080" style:shadow="none" text:number-lines="false" text:line-number="0"/>
      <style:text-properties fo:font-size="6pt" style:letter-kerning="true" style:font-name-asian="SimSun" style:font-family-asian="SimSun, 宋体" style:font-pitch-asian="variable" style:font-size-asian="6pt" style:font-name-complex="Mangal" style:font-family-complex="Mangal" style:font-family-generic-complex="roman" style:font-pitch-complex="variable" style:font-size-complex="6pt" style:language-complex="hi" style:country-complex="IN"/>
    </style:style>
    <style:style style:name="Revision" style:family="paragraph">
      <style:paragraph-properties fo:orphans="2" fo:widows="2" fo:hyphenation-ladder-count="no-limit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 2" fo:font-family="'Wingdings 2'" style:font-family-generic="roman" style:font-pitch="variable" style:font-charset="x-symbol" fo:font-size="9.5pt" style:font-size-asian="9.5pt" style:font-name-complex="Wingdings 2" style:font-family-complex="'Wingdings 2'" style:font-family-generic-complex="roman" style:font-pitch-complex="variable" style:font-charset-complex="x-symbol" style:font-size-complex="9.5pt"/>
    </style:style>
    <style:style style:name="WW8Num2z1" style:family="text">
      <style:text-properties style:font-name="Courier New" fo:font-family="'Courier New'" style:font-family-generic="modern" fo:font-size="9.5pt" style:font-size-asian="9.5pt" style:font-name-complex="Courier New" style:font-family-complex="'Courier New'" style:font-family-generic-complex="modern" style:font-size-complex="9.5pt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 2" fo:font-family="'Wingdings 2'" style:font-family-generic="roman" style:font-pitch="variable" style:font-charset="x-symbol" fo:font-size="9.5pt" style:font-size-asian="9.5pt" style:font-name-complex="Wingdings 2" style:font-family-complex="'Wingdings 2'" style:font-family-generic-complex="roman" style:font-pitch-complex="variable" style:font-charset-complex="x-symbol" style:font-size-complex="9.5pt"/>
    </style:style>
    <style:style style:name="WW8Num4z0" style:family="text">
      <style:text-properties style:font-name="Courier New" fo:font-family="'Courier New'" style:font-family-generic="modern" fo:font-size="9.5pt" style:font-size-asian="9.5pt" style:font-name-complex="Courier New" style:font-family-complex="'Courier New'" style:font-family-generic-complex="modern" style:font-size-complex="9.5pt"/>
    </style:style>
    <style:style style:name="WW8Num5z0" style:family="text">
      <style:text-properties style:font-name="Wingdings 2" fo:font-family="'Wingdings 2'" style:font-family-generic="roman" style:font-pitch="variable" style:font-charset="x-symbol" fo:font-size="9.5pt" style:font-size-asian="9.5pt" style:font-name-complex="Wingdings 2" style:font-family-complex="'Wingdings 2'" style:font-family-generic-complex="roman" style:font-pitch-complex="variable" style:font-charset-complex="x-symbol" style:font-size-complex="9.5pt"/>
    </style:style>
    <style:style style:name="WW8Num6z0" style:family="text">
      <style:text-properties style:font-name="Wingdings 2" fo:font-family="'Wingdings 2'" style:font-family-generic="roman" style:font-pitch="variable" style:font-charset="x-symbol" fo:font-size="9.5pt" style:font-size-asian="9.5pt" style:font-name-complex="Wingdings 2" style:font-family-complex="'Wingdings 2'" style:font-family-generic-complex="roman" style:font-pitch-complex="variable" style:font-charset-complex="x-symbol" style:font-size-complex="9.5pt"/>
    </style:style>
    <style:style style:name="WW8Num7z0" style:family="text">
      <style:text-properties style:font-name="Wingdings 2" fo:font-family="'Wingdings 2'" style:font-family-generic="roman" style:font-pitch="variable" style:font-charset="x-symbol" fo:font-size="9.5pt" style:font-size-asian="9.5pt" style:font-name-complex="Wingdings 2" style:font-family-complex="'Wingdings 2'" style:font-family-generic-complex="roman" style:font-pitch-complex="variable" style:font-charset-complex="x-symbol" style:font-size-complex="9.5pt"/>
    </style:style>
    <style:style style:name="WW8Num8z0" style:family="text">
      <style:text-properties fo:text-transform="uppercase" style:font-name="Wingdings 2" fo:font-family="'Wingdings 2'" style:font-family-generic="roman" style:font-pitch="variable" style:font-charset="x-symbol" fo:font-size="9.5pt" fo:letter-spacing="0.0138in" style:font-size-asian="9.5pt" style:font-name-complex="Wingdings 2" style:font-family-complex="'Wingdings 2'" style:font-family-generic-complex="roman" style:font-pitch-complex="variable" style:font-charset-complex="x-symbol" style:font-size-complex="9.5pt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Default_20_Paragraph_20_Font11" style:display-name="WW-Default Paragraph Font11" style:family="text"/>
    <style:style style:name="WW-Default_20_Paragraph_20_Font111" style:display-name="WW-Default Paragraph Font111" style:family="text"/>
    <style:style style:name="WW-Default_20_Paragraph_20_Font1111" style:display-name="WW-Default Paragraph Font1111" style:family="text"/>
    <style:style style:name="WW8Num9z0" style:family="text">
      <style:text-properties style:font-name="Wingdings 2" fo:font-family="'Wingdings 2'" style:font-family-generic="roman" style:font-pitch="variable" style:font-charset="x-symbol" fo:font-size="9.5pt" style:font-size-asian="9.5pt" style:font-name-complex="Wingdings 2" style:font-family-complex="'Wingdings 2'" style:font-family-generic-complex="roman" style:font-pitch-complex="variable" style:font-charset-complex="x-symbol" style:font-size-complex="9.5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1111" style:display-name="WW-Default Paragraph Font11111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Courier New" fo:font-family="'Courier New'" style:font-family-generic="modern" fo:font-size="9.5pt" style:font-size-asian="9.5pt" style:font-name-complex="Courier New" style:font-family-complex="'Courier New'" style:font-family-generic-complex="modern" style:font-size-complex="9.5pt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 2" fo:font-family="'Wingdings 2'" style:font-family-generic="roman" style:font-pitch="variable" style:font-charset="x-symbol" fo:font-size="9.5pt" style:font-size-asian="9.5pt" style:font-name-complex="Wingdings 2" style:font-family-complex="'Wingdings 2'" style:font-family-generic-complex="roman" style:font-pitch-complex="variable" style:font-charset-complex="x-symbol" style:font-size-complex="9.5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4z3" style:family="text">
      <style:text-properties style:font-name="Symbol" fo:font-family="Symbol" style:font-family-generic="roman" style:font-pitch="variable" style:font-charset="x-symbol" fo:font-size="11pt" style:font-size-asian="11pt" style:font-name-complex="OpenSymbol" style:font-family-complex="OpenSymbol, 'Arial Unicode MS'" style:font-pitch-complex="variable" style:font-size-complex="11pt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 2" fo:font-family="'Wingdings 2'" style:font-family-generic="roman" style:font-pitch="variable" style:font-charset="x-symbol" fo:font-size="9.5pt" style:font-size-asian="9.5pt" style:font-name-complex="Wingdings 2" style:font-family-complex="'Wingdings 2'" style:font-family-generic-complex="roman" style:font-pitch-complex="variable" style:font-charset-complex="x-symbol" style:font-size-complex="9.5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 2" fo:font-family="'Wingdings 2'" style:font-family-generic="roman" style:font-pitch="variable" style:font-charset="x-symbol" fo:font-size="9.5pt" style:font-size-asian="9.5pt" style:font-name-complex="Wingdings 2" style:font-family-complex="'Wingdings 2'" style:font-family-generic-complex="roman" style:font-pitch-complex="variable" style:font-charset-complex="x-symbol" style:font-size-complex="9.5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Courier New" fo:font-family="'Courier New'" style:font-family-generic="modern" fo:font-size="9.5pt" style:font-size-asian="9.5pt" style:font-name-complex="Courier New" style:font-family-complex="'Courier New'" style:font-family-generic-complex="modern" style:font-size-complex="9.5pt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Palatino Linotype" fo:font-family="'Palatino Linotype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Default_20_Paragraph_20_Font111111" style:display-name="WW-Default Paragraph Font111111" style:family="text"/>
    <style:style style:name="WW-Default_20_Paragraph_20_Font1111111" style:display-name="WW-Default Paragraph Font1111111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1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-Default_20_Paragraph_20_Font11111111" style:display-name="WW-Default Paragraph Font1111111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-text-color2-size21" style:family="text">
      <style:text-properties fo:color="#ff9900" loext:opacity="100%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WW-Default_20_Paragraph_20_Font11111111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Footer_20_Char" style:display-name="Footer Char" style:family="text">
      <style:text-properties style:language-asian="zh" style:country-asian="CN"/>
    </style:style>
    <style:style style:name="WW-Internet_20_Link" style:display-name="WW-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text:style-name="WW8Num1z0" style:num-suffix=".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2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style:text-autospace="none"/>
      <style:text-properties fo:font-variant="small-caps" style:font-name="Cambria" fo:font-size="23pt" fo:letter-spacing="0.0138in" style:font-size-asian="23pt" style:font-name-complex="Cambria" style:font-size-complex="23pt" style:font-weight-complex="bold"/>
    </style:style>
    <style:style style:name="MP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244061" style:shadow="none" style:text-autospace="none"/>
    </style:style>
    <style:style style:name="MP3" style:family="paragraph" style:parent-style-name="Standard">
      <style:paragraph-properties fo:text-align="justify" style:justify-single-word="false" style:text-autospace="none"/>
      <style:text-properties style:font-name="Cambria" fo:font-size="5pt" fo:letter-spacing="0.0138in" fo:font-weight="bold" style:font-size-asian="5pt" style:font-weight-asian="bold" style:font-name-complex="Cambria" style:font-size-complex="5pt" style:font-weight-complex="bold"/>
    </style:style>
    <style:style style:name="MP4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 style:shadow="none"/>
      <style:text-properties style:font-name="Cambria" fo:font-size="3pt" style:font-size-asian="3pt" style:font-name-complex="Cambria" style:font-size-complex="3pt"/>
    </style:style>
    <style:style style:name="MP5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 style:shadow="none"/>
    </style:style>
    <style:style style:name="MT1" style:family="text">
      <style:text-properties style:font-name="Wingdings" fo:font-size="9.5pt" fo:letter-spacing="0.0138in" style:font-name-asian="Wingdings" style:font-size-asian="9.5pt" style:font-name-complex="Wingdings" style:font-size-complex="9.5pt" style:font-weight-complex="bold"/>
    </style:style>
    <style:style style:name="MT2" style:family="text">
      <style:text-properties style:font-name="Cambria" fo:font-size="9.5pt" fo:letter-spacing="0.0138in" style:font-name-asian="Cambria" style:font-size-asian="9.5pt" style:font-name-complex="Cambria" style:font-size-complex="9.5pt" style:font-weight-complex="bold"/>
    </style:style>
    <style:style style:name="MT3" style:family="text">
      <style:text-properties style:font-name="Cambria" fo:font-size="9.5pt" fo:letter-spacing="0.0138in" style:font-size-asian="9.5pt" style:font-name-complex="Cambria" style:font-size-complex="9.5pt" style:font-weight-complex="bold"/>
    </style:style>
    <style:style style:name="MT4" style:family="text">
      <style:text-properties fo:font-size="9pt" style:font-size-asian="9pt" style:font-name-complex="Cambria" style:font-size-complex="9pt"/>
    </style:style>
    <style:style style:name="MT5" style:family="text">
      <style:text-properties style:font-name="Cambria" fo:font-size="9pt" style:font-name-asian="Cambria" style:font-size-asian="9pt" style:font-name-complex="Cambria" style:font-size-complex="9pt"/>
    </style:style>
    <style:style style:name="MT6" style:family="text">
      <style:text-properties style:font-name="Cambria" fo:font-size="9pt" style:font-size-asian="9pt" style:font-name-complex="Cambria" style:font-size-complex="9pt"/>
    </style:style>
    <style:style style:name="MT7" style:family="text">
      <style:text-properties fo:color="#808080" loext:opacity="100%" style:font-name="Cambria" fo:font-size="9pt" fo:letter-spacing="0.0417in" style:font-size-asian="9pt" style:font-name-complex="Cambria" style:font-size-complex="9pt"/>
    </style:style>
    <style:page-layout style:name="Mpm1">
      <style:page-layout-properties fo:page-width="8.5in" fo:page-height="11in" style:num-format="1" style:print-orientation="portrait" fo:margin-top="0.3in" fo:margin-bottom="0.3in" fo:margin-left="0.7in" fo:margin-right="0.7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Howard C. Rosenorn</text:p>
        <text:p text:style-name="MP2"><text:span text:style-name="MT1"></text:span><text:span text:style-name="MT2"> </text:span><text:span text:style-name="MT3">1822 Forest Bend Lane, Keller, Texas 76248 </text:span><text:span text:style-name="MT1"></text:span><text:span text:style-name="MT2"> </text:span><text:span text:style-name="MT3">hrosenorn@gmail.com</text:span></text:p>
        <text:p text:style-name="MP3"/>
      </style:header>
      <style:footer>
        <text:p text:style-name="MP4"/>
        <text:p text:style-name="MP5"><text:span text:style-name="MT4"><text:page-number text:select-page="current">1</text:page-number></text:span><text:span text:style-name="MT5"><text:s/></text:span><text:span text:style-name="MT6">| </text:span><text:span text:style-name="MT7">Pag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ward Rosenorn</meta:initial-creator>
    <meta:creation-date>2018-04-23T18:57:00</meta:creation-date>
    <dc:date>2021-03-09T18:08:31.535284641</dc:date>
    <meta:print-date>2018-03-12T17:23:00</meta:print-date>
    <meta:editing-cycles>29</meta:editing-cycles>
    <meta:editing-duration>PT4H1M47S</meta:editing-duration>
    <meta:generator>LibreOffice/7.0.4.2$Linux_X86_64 LibreOffice_project/00$Build-2</meta:generator>
    <meta:document-statistic meta:table-count="1" meta:image-count="0" meta:object-count="0" meta:page-count="3" meta:paragraph-count="111" meta:word-count="1179" meta:character-count="7480" meta:non-whitespace-character-count="6462"/>
  </office:meta>
</office:document-meta>
</file>